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996cm" style:rel-column-width="33516*"/>
    </style:style>
    <style:style style:name="Tableau1.B" style:family="table-column">
      <style:table-column-properties style:column-width="2.413cm" style:rel-column-width="8990*"/>
    </style:style>
    <style:style style:name="Tableau1.C" style:family="table-column">
      <style:table-column-properties style:column-width="2.582cm" style:rel-column-width="9621*"/>
    </style:style>
    <style:style style:name="Tableau1.D" style:family="table-column">
      <style:table-column-properties style:column-width="3.598cm" style:rel-column-width="13408*"/>
    </style:style>
    <style:style style:name="Tableau1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1.D1" style:family="table-cell">
      <style:table-cell-properties style:vertical-align="middle" fo:background-color="#cccccc" fo:padding="0.097cm" fo:border="0.25pt solid #000000">
        <style:background-image/>
      </style:table-cell-properties>
    </style:style>
    <style:style style:name="Tableau1.A2" style:family="table-cell">
      <style:table-cell-properties fo:padding="0.097cm" fo:border="0.05pt solid #000000"/>
    </style:style>
    <style:style style:name="Tableau1.3" style:family="table-row">
      <style:table-row-properties style:min-row-height="0.875cm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3.695cm" style:rel-column-width="7764*"/>
    </style:style>
    <style:style style:name="Tableau3.B" style:family="table-column">
      <style:table-column-properties style:column-width="3.895cm" style:rel-column-width="2208*"/>
    </style:style>
    <style:style style:name="Tableau3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3.B1" style:family="table-cell">
      <style:table-cell-properties style:vertical-align="middle" fo:background-color="#cccccc" fo:padding="0.097cm" fo:border="0.25pt solid #000000">
        <style:background-image/>
      </style:table-cell-properties>
    </style:style>
    <style:style style:name="Tableau3.A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fo:background-color="transparent" fo:keep-together="auto">
        <style:background-image/>
      </style:table-row-properties>
    </style:style>
    <style:style style:name="Tableau3.A5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3.A6" style:family="table-cell">
      <style:table-cell-properties fo:padding="0.097cm" fo:border-left="0.05pt solid #000000" fo:border-right="0.25pt solid #000000" fo:border-top="none" fo:border-bottom="0.2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10pt" officeooo:paragraph-rsid="0034326c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officeooo:paragraph-rsid="00a6d957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fo:font-weight="normal" officeooo:rsid="0034326c" officeooo:paragraph-rsid="0034326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3df03c" officeooo:paragraph-rsid="003df03c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0pt" fo:font-weight="bold" officeooo:rsid="00419d1c" officeooo:paragraph-rsid="00625d03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3df03c" officeooo:paragraph-rsid="00441a00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3df03c" officeooo:paragraph-rsid="003df03c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officeooo:rsid="003df03c" officeooo:paragraph-rsid="00a4f99f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officeooo:rsid="003df03c" officeooo:paragraph-rsid="00a8b919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officeooo:rsid="003df03c" officeooo:paragraph-rsid="00aaeb43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officeooo:rsid="00332946" officeooo:paragraph-rsid="0033294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34326c" officeooo:paragraph-rsid="0034326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332946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fo:font-size="10pt" style:text-underline-style="none" fo:font-weight="normal" officeooo:rsid="0034326c" officeooo:paragraph-rsid="005c2894" style:font-size-asian="10pt" style:font-weight-asian="normal" style:font-size-complex="10pt" style:font-weight-complex="normal"/>
    </style:style>
    <style:style style:name="P1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fo:font-size="18pt" style:text-underline-style="solid" style:text-underline-width="auto" style:text-underline-color="font-color" fo:font-weight="bold" officeooo:rsid="0034326c" officeooo:paragraph-rsid="0034326c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left="0cm" fo:margin-right="0cm" fo:margin-top="0cm" fo:margin-bottom="0.21cm" loext:contextual-spacing="false" fo:text-indent="0cm" style:auto-text-indent="false"/>
      <style:text-properties fo:font-size="10pt" officeooo:paragraph-rsid="0034326c" style:font-size-asian="10pt" style:font-size-complex="10pt"/>
    </style:style>
    <style:style style:name="P17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/>
      <style:text-properties fo:font-size="8pt" officeooo:paragraph-rsid="007ff016" style:font-size-asian="8pt" style:font-size-complex="8pt"/>
    </style:style>
    <style:style style:name="P18" style:family="paragraph" style:parent-style-name="Text_20_body" style:master-page-name="">
      <style:paragraph-properties fo:margin-left="0cm" fo:margin-right="0cm" fo:margin-top="0cm" fo:margin-bottom="0.21cm" loext:contextual-spacing="false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font-size="10pt" fo:font-style="normal" style:text-underline-style="none" fo:font-weight="normal" officeooo:rsid="00440834" officeooo:paragraph-rsid="007ff01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 style:shadow="none"/>
      <style:text-properties fo:font-size="10pt" officeooo:paragraph-rsid="007a6adc" style:font-size-asian="10pt" style:font-size-complex="10pt"/>
    </style:style>
    <style:style style:name="P20" style:family="paragraph" style:parent-style-name="Standard">
      <style:paragraph-properties fo:margin-left="0cm" fo:margin-right="0cm" fo:margin-top="0.7cm" fo:margin-bottom="0.21cm" loext:contextual-spacing="false" fo:text-align="center" style:justify-single-word="false" fo:text-indent="0cm" style:auto-text-indent="false" fo:background-color="#b2b2b2" fo:padding="0.049cm" fo:border="none" style:shadow="none">
        <style:background-image/>
      </style:paragraph-properties>
      <style:text-properties fo:font-size="10pt" fo:font-style="italic" style:text-underline-style="none" fo:font-weight="bold" officeooo:rsid="00440834" officeooo:paragraph-rsid="00440834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background-color="#b2b2b2" fo:padding="0.049cm" fo:border="none" style:shadow="none">
        <style:background-image/>
      </style:paragraph-properties>
      <style:text-properties fo:font-size="10pt" fo:font-style="italic" fo:font-weight="bold" officeooo:rsid="003df03c" officeooo:paragraph-rsid="003df03c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style:shadow="none"/>
      <style:text-properties fo:font-size="10pt" fo:font-weight="bold" officeooo:paragraph-rsid="005f106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fo:font-size="10pt" fo:font-weight="bold" officeooo:rsid="00419d1c" officeooo:paragraph-rsid="006df892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Liberation Sans1" fo:font-size="10pt" fo:font-weight="normal" officeooo:rsid="00419d1c" officeooo:paragraph-rsid="00716dda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style:font-name="Liberation Sans1" fo:font-size="10pt" style:text-underline-style="none" fo:font-weight="bold" officeooo:paragraph-rsid="0070d74a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3df03c" officeooo:paragraph-rsid="003df03c" fo:background-color="transparent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441a00" officeooo:paragraph-rsid="00441a00" fo:background-color="transparent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.21cm" loext:contextual-spacing="false"/>
      <style:text-properties officeooo:paragraph-rsid="00441a00"/>
    </style:style>
    <style:style style:name="P29" style:family="paragraph" style:parent-style-name="Text_20_body">
      <style:paragraph-properties fo:text-align="start" style:justify-single-word="false" style:shadow="none"/>
      <style:text-properties style:font-name="Liberation Sans1" fo:font-size="10pt" officeooo:paragraph-rsid="0070d74a" style:font-size-asian="10pt" style:font-size-complex="10pt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Liberation Sans1" fo:font-size="10pt" style:text-underline-style="none" officeooo:paragraph-rsid="0070d74a" style:font-size-asian="10pt" style:font-size-complex="10pt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Liberation Sans1" fo:font-size="10pt" style:text-underline-style="none" officeooo:rsid="0070d74a" officeooo:paragraph-rsid="0070d74a" style:font-size-asian="10pt" style:font-size-complex="10pt"/>
    </style:style>
    <style:style style:name="P3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fo:font-size="10pt" style:text-underline-style="none" fo:font-weight="normal" officeooo:rsid="00419d1c" officeooo:paragraph-rsid="00baece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0pt" fo:font-weight="bold" officeooo:rsid="00419d1c" officeooo:paragraph-rsid="00b63b3f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0pt" fo:font-weight="bold" officeooo:rsid="00419d1c" officeooo:paragraph-rsid="00baece2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3df03c" officeooo:paragraph-rsid="00baece2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officeooo:rsid="003df03c" officeooo:paragraph-rsid="00ab99f4" style:font-size-asian="10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0pt" fo:font-weight="normal" officeooo:rsid="00419d1c" officeooo:paragraph-rsid="0092d9d4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fo:language="fr" fo:country="BE" fo:font-weight="bold" officeooo:rsid="00419d1c" officeooo:paragraph-rsid="00c11f2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fo:language="fr" fo:country="BE" fo:font-weight="bold" officeooo:rsid="00be70f0" officeooo:paragraph-rsid="00be70f0" style:font-size-asian="10pt" style:font-weight-asian="bold" style:font-size-complex="10pt" style:font-weight-complex="bold"/>
    </style:style>
    <style:style style:name="P4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fo:font-size="10pt" style:text-underline-style="none" fo:font-weight="normal" officeooo:rsid="00419d1c" officeooo:paragraph-rsid="00b4eaf9" style:font-size-asian="10pt" style:font-weight-asian="normal" style:font-size-complex="10pt" style:font-weight-complex="normal"/>
    </style:style>
    <style:style style:name="P41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fo:font-size="10pt" fo:font-weight="normal" officeooo:rsid="00419d1c" officeooo:paragraph-rsid="0092d9d4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text-properties fo:font-size="6pt" officeooo:rsid="003df03c" officeooo:paragraph-rsid="003df03c" style:font-size-asian="5.25pt" style:font-size-complex="6pt"/>
    </style:style>
    <style:style style:name="P43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 style:shadow="none"/>
      <style:text-properties fo:font-size="10pt" officeooo:paragraph-rsid="00ac9bbb" style:font-size-asian="10pt" style:font-size-complex="10pt"/>
    </style:style>
    <style:style style:name="P44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 style:shadow="none"/>
      <style:text-properties fo:font-size="10pt" fo:font-weight="normal" officeooo:rsid="00419d1c" officeooo:paragraph-rsid="00baece2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2" fo:font-size="10pt" fo:language="fr" fo:country="BE" fo:font-weight="bold" officeooo:rsid="00afd6cd" officeooo:paragraph-rsid="00baece2" fo:background-color="transparent" style:font-size-asian="10pt" style:font-weight-asian="bold" style:font-size-complex="10pt" style:font-weight-complex="bold"/>
    </style:style>
    <style:style style:name="T1" style:family="text">
      <style:text-properties fo:font-size="10pt" style:text-underline-style="solid" style:text-underline-width="auto" style:text-underline-color="font-color" fo:font-weight="bold" officeooo:rsid="00440834" style:font-size-asian="10pt" style:font-weight-asian="bold" style:font-size-complex="10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officeooo:rsid="00441a00" style:font-size-asian="10pt" style:font-weight-asian="bold" style:font-size-complex="10pt" style:font-weight-complex="bold"/>
    </style:style>
    <style:style style:name="T3" style:family="text">
      <style:text-properties officeooo:rsid="00419d1c"/>
    </style:style>
    <style:style style:name="T4" style:family="text">
      <style:text-properties officeooo:rsid="0060b2dc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419d1c" style:font-weight-asian="normal" style:font-weight-complex="normal"/>
    </style:style>
    <style:style style:name="T8" style:family="text">
      <style:text-properties style:text-underline-style="none" fo:font-weight="normal" officeooo:rsid="00ab99f4" style:font-weight-asian="normal" style:font-weight-complex="normal"/>
    </style:style>
    <style:style style:name="T9" style:family="text">
      <style:text-properties style:text-underline-style="none" fo:font-weight="normal" officeooo:rsid="003df03c" style:font-weight-asian="normal" style:font-weight-complex="normal"/>
    </style:style>
    <style:style style:name="T10" style:family="text">
      <style:text-properties style:text-underline-style="none" fo:font-weight="normal" officeooo:rsid="00c211ec" style:font-weight-asian="normal" style:font-weight-complex="normal"/>
    </style:style>
    <style:style style:name="T11" style:family="text">
      <style:text-properties style:text-underline-style="none" fo:font-weight="bold" officeooo:rsid="00419d1c" style:font-weight-asian="bold" style:font-weight-complex="bold"/>
    </style:style>
    <style:style style:name="T12" style:family="text">
      <style:text-properties style:text-underline-style="none" officeooo:rsid="00ab99f4"/>
    </style:style>
    <style:style style:name="T13" style:family="text">
      <style:text-properties officeooo:rsid="00716dda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7ff016" style:font-size-asian="8pt" style:font-size-complex="8pt"/>
    </style:style>
    <style:style style:name="T16" style:family="text">
      <style:text-properties officeooo:rsid="0084171a"/>
    </style:style>
    <style:style style:name="T17" style:family="text">
      <style:text-properties officeooo:rsid="0087548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be70f0" style:font-weight-asian="normal" style:font-weight-complex="normal"/>
    </style:style>
    <style:style style:name="T20" style:family="text">
      <style:text-properties style:font-name="Liberation Sans"/>
    </style:style>
    <style:style style:name="T21" style:family="text">
      <style:text-properties officeooo:rsid="00be7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ICHE <text:span text:style-name="T4">PORTEUR DE PARTS SOCIALES</text:span></text:p>
      <text:p text:style-name="P12"/>
      <text:p text:style-name="P3">Dans le cadre d'une mise à jour régulière de nos fichiers, nous vous remercions de bien vouloir examiner les renseignements mentionnés par cette fiche et d'y porter les modifications éventuelles.</text:p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placeholder text:placeholder-type="text">&lt;objects[0].member.name&gt;</text:placeholder></text:p>
            <text:p text:style-name="P41"/>
            <text:p text:style-name="P2"><text:span text:style-name="T7"><text:placeholder text:placeholder-type="text">&lt;objects[0].member.parties[0].party.addresses[0].street&gt;</text:placeholder></text:span> <text:span text:style-name="T7"><text:placeholder text:placeholder-type="text">&lt;objects[0].member.parties[0].party.addresses[0].streetbis&gt;</text:placeholder></text:span></text:p>
            <text:p text:style-name="P2"><text:span text:style-name="T7"><text:placeholder text:placeholder-type="text">&lt;objects[0].member.parties[0].party.addresses[0].zip&gt;</text:placeholder></text:span> <text:span text:style-name="T7"><text:placeholder text:placeholder-type="text">&lt;objects[0].member.parties[0].party.addresses[0].city&gt;</text:placeholder></text:span> <text:span text:style-name="T7"><text:placeholder text:placeholder-type="text">&lt;objects[0].member.parties[0].party.addresses[0].country.name&gt;</text:placeholder></text:span></text:p>
            <text:p text:style-name="P37"/>
            <text:p text:style-name="P1"><text:s/></text:p>
          </table:table-cell>
        </table:table-row>
      </table:table>
      <text:p text:style-name="P13"/>
      <text:p text:style-name="P8">Deuxième adresse (facultatif) :<text:span text:style-name="T5"> </text:span><text:span text:style-name="T7"><text:placeholder text:placeholder-type="text">&lt;if test="len(objects[0].member.parties[0].party.addresses)&gt;1"&gt;</text:placeholder></text:span><text:span text:style-name="T7"><text:placeholder text:placeholder-type="text">&lt;objects[0].member.parties[0].party.addresses[1].full_address&gt;</text:placeholder></text:span><text:span text:style-name="T7"><text:placeholder text:placeholder-type="text">&lt;/if&gt;</text:placeholder></text:span></text:p>
      <text:p text:style-name="P4"/>
      <text:p text:style-name="P9">Tél. (facultatif) :<text:span text:style-name="T5"> </text:span><text:span text:style-name="T6"><text:s/></text:span><text:span text:style-name="T7"><text:placeholder text:placeholder-type="text">&lt;if test="len(objects[0].member.parties[0].party.contact_mechanisms)&gt;=1"&gt;</text:placeholder></text:span><text:span text:style-name="T7"><text:placeholder text:placeholder-type="text">&lt;objects[0].member.parties[0].party.contact_mechanisms[1].value&gt;</text:placeholder></text:span><text:span text:style-name="T7"><text:placeholder text:placeholder-type="text">&lt;/if&gt;</text:placeholder></text:span></text:p>
      <text:p text:style-name="P10">Fax (facutatif) :<text:span text:style-name="T5"> </text:span><text:span text:style-name="T6"><text:placeholder text:placeholder-type="text">&lt;if test="len(objects[0].member.parties[0].party.contact_mechanisms)&gt;1"&gt;</text:placeholder></text:span><text:span text:style-name="T7"><text:placeholder text:placeholder-type="text">&lt;objects[0].member.parties[0].party.contact_mechanisms[1].value&gt;</text:placeholder></text:span><text:span text:style-name="T7"><text:placeholder text:placeholder-type="text">&lt;/if&gt;</text:placeholder></text:span></text:p>
      <text:p text:style-name="P36">Relevé d'Identité Bancaire (<text:span text:style-name="T17">IBAN/BIC</text:span>) :<text:span text:style-name="T5"> </text:span><text:span text:style-name="T7"><text:placeholder text:placeholder-type="text">&lt;objects[0].member.parties[0].party.banq&gt;</text:placeholder></text:span><text:span text:style-name="T5"> <text:s/></text:span><text:span text:style-name="T12">(</text:span><text:span text:style-name="T7"><text:placeholder text:placeholder-type="text">&lt;objects[0].member.parties[0].party.iban&gt;</text:placeholder></text:span><text:span text:style-name="T7"> / </text:span><text:span text:style-name="T7"><text:placeholder text:placeholder-type="text">&lt;objects[0].member.parties[0].party.bic&gt;</text:placeholder></text:span><text:span text:style-name="T8">)</text:span></text:p>
      <text:p text:style-name="P4"/>
      <text:p text:style-name="P21">RÉPARTITON DES PARTS SOCIALES</text:p>
      <text:list xml:id="list3768577263537771827" text:style-name="L1">
        <text:list-header>
          <text:p text:style-name="P42"/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Propriétaire(s)</text:p>
          </table:table-cell>
          <table:table-cell table:style-name="Tableau1.A1" office:value-type="string">
            <text:p text:style-name="P26">Nbre de parts</text:p>
          </table:table-cell>
          <table:table-cell table:style-name="Tableau1.A1" office:value-type="string">
            <text:p text:style-name="P26">Type de parts</text:p>
          </table:table-cell>
          <table:table-cell table:style-name="Tableau1.D1" office:value-type="string">
            <text:p text:style-name="P26">N° des parts *</text:p>
          </table:table-cell>
        </table:table-row>
        <table:table-row>
          <table:table-cell table:style-name="Tableau1.A2" table:number-columns-spanned="4" office:value-type="string">
            <text:p text:style-name="P14"><text:placeholder text:placeholder-type="text">&lt;for each="line in objects"&gt;</text:placeholder>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22"><text:span text:style-name="T3">Goupement Forestier </text:span><text:span text:style-name="T3"><text:placeholder text:placeholder-type="text">&lt;line.groupe.party.full_name&gt;</text:placeholder></text:span></text:p>
          </table:table-cell>
          <table:table-cell table:style-name="Tableau1.B3" office:value-type="string">
            <text:p text:style-name="P23"><text:placeholder text:placeholder-type="text">&lt;line.nb&gt;</text:placeholder></text:p>
          </table:table-cell>
          <table:table-cell table:style-name="Tableau1.C3" office:value-type="string">
            <text:p text:style-name="P29"><text:placeholder text:placeholder-type="text">&lt;choose test=""&gt;</text:placeholder></text:p>
            <text:p text:style-name="P30"><text:placeholder text:placeholder-type="text">&lt;when test="line.typo == '1pp'"&gt;</text:placeholder></text:p>
            <text:p text:style-name="P31">Pleine Propriété</text:p>
            <text:p text:style-name="P30"><text:placeholder text:placeholder-type="text">&lt;/when&gt;</text:placeholder></text:p>
            <text:p text:style-name="P30"><text:placeholder text:placeholder-type="text">&lt;when test="line.typo == '2us'"&gt;</text:placeholder></text:p>
            <text:p text:style-name="P31">Usufruit</text:p>
            <text:p text:style-name="P30"><text:placeholder text:placeholder-type="text">&lt;/when&gt;</text:placeholder></text:p>
            <text:p text:style-name="P30"><text:placeholder text:placeholder-type="text">&lt;otherwise test=""&gt;</text:placeholder></text:p>
            <text:p text:style-name="P31">Nue propriété</text:p>
            <text:p text:style-name="P30"><text:placeholder text:placeholder-type="text">&lt;/otherwise&gt;</text:placeholder></text:p>
            <text:p text:style-name="P25"><text:placeholder text:placeholder-type="text">&lt;/when&gt;</text:placeholder></text:p>
          </table:table-cell>
          <table:table-cell table:style-name="Tableau1.D3" office:value-type="string">
            <text:p text:style-name="P24"><text:placeholder text:placeholder-type="text">&lt;line.deb&gt;</text:placeholder> <text:span text:style-name="T13">à </text:span><text:placeholder text:placeholder-type="text">&lt;line.fin&gt;</text:placeholder></text:p>
          </table:table-cell>
        </table:table-row>
        <text:soft-page-break/>
        <table:table-row>
          <table:table-cell table:style-name="Tableau1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8"><text:span text:style-name="T14">* </text:span><text:span text:style-name="T15">V</text:span><text:span text:style-name="T14">euillez signaler tout oubli ou erreur.</text:span></text:p>
      <text:p text:style-name="P20">CONSEIL(S) DE GÉRANCE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Propriétaire(s)</text:p>
          </table:table-cell>
          <table:table-cell table:style-name="Tableau3.B1" office:value-type="string">
            <text:p text:style-name="P27">Membre du conseil de gérance *</text:p>
          </table:table-cell>
        </table:table-row>
        <table:table-row>
          <table:table-cell table:style-name="Tableau3.A2" table:number-columns-spanned="2" office:value-type="string">
            <text:p text:style-name="P40"><text:placeholder text:placeholder-type="text">&lt;for each="line in objects[0].member.conseil"&gt;</text:placeholder></text:p>
          </table:table-cell>
          <table:covered-table-cell/>
        </table:table-row>
        <table:table-row>
          <table:table-cell table:style-name="Tableau3.A3" office:value-type="string">
            <text:p text:style-name="P33">Goupement Forestier <text:span text:style-name="T18"><text:placeholder text:placeholder-type="text">&lt;line.groupe.party.name&gt;</text:placeholder></text:span></text:p>
          </table:table-cell>
          <table:table-cell table:style-name="Tableau3.B3" office:value-type="string">
            <text:p text:style-name="P38"><text:span text:style-name="T21">X</text:span><text:span text:style-name="T19"> </text:span><text:span text:style-name="T9"><text:s/></text:span><text:span text:style-name="T6"><text:placeholder text:placeholder-type="text">&lt;if test="line.president is True"&gt;</text:placeholder></text:span><text:span text:style-name="T10">(Président)</text:span><text:span text:style-name="T6"><text:placeholder text:placeholder-type="text">&lt;/if&gt;</text:placeholder></text:span></text:p>
          </table:table-cell>
        </table:table-row>
        <table:table-row>
          <table:table-cell table:style-name="Tableau3.A4" table:number-columns-spanned="2" office:value-type="string">
            <text:p text:style-name="P44"><text:placeholder text:placeholder-type="text">&lt;/for&gt;</text:placeholder></text:p>
          </table:table-cell>
          <table:covered-table-cell/>
        </table:table-row>
        <table:table-row table:style-name="Tableau3.5">
          <table:table-cell table:style-name="Tableau3.A5" office:value-type="string">
            <text:p text:style-name="P35">Propriétaire(s)</text:p>
          </table:table-cell>
          <table:table-cell table:style-name="Tableau3.A5" office:value-type="string">
            <text:p text:style-name="P45"><text:span text:style-name="T20">Gérant</text:span> *</text:p>
          </table:table-cell>
        </table:table-row>
        <table:table-row>
          <table:table-cell table:style-name="Tableau3.A6" table:number-columns-spanned="2" office:value-type="string">
            <text:p text:style-name="P32"><text:placeholder text:placeholder-type="text">&lt;for each="line in objects[0].member.gerant"&gt;</text:placeholder></text:p>
          </table:table-cell>
          <table:covered-table-cell/>
        </table:table-row>
        <table:table-row>
          <table:table-cell table:style-name="Tableau3.A7" office:value-type="string">
            <text:p text:style-name="P34">Goupement Forestier <text:span text:style-name="T18"><text:placeholder text:placeholder-type="text">&lt;line.groupe.party.name&gt;</text:placeholder></text:span></text:p>
          </table:table-cell>
          <table:table-cell table:style-name="Tableau3.B7" office:value-type="string">
            <text:p text:style-name="P39">X</text:p>
          </table:table-cell>
        </table:table-row>
        <table:table-row>
          <table:table-cell table:style-name="Tableau3.A8" table:number-columns-spanned="2" office:value-type="string">
            <text:p text:style-name="P43"><text:placeholder text:placeholder-type="text">&lt;/for&gt;</text:placeholder></text:p>
          </table:table-cell>
          <table:covered-table-cell/>
        </table:table-row>
      </table:table>
      <text:p text:style-name="P17">* <text:span text:style-name="T16">Veuillez signaler tout oubli ou erreur.</text:span></text:p>
      <text:p text:style-name="P28"><text:span text:style-name="T1">O</text:span><text:span text:style-name="T2">bservations :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99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creation-date>2008-08-23T01:06:24</meta:creation-date>
    <dc:date>2008-10-22T19:27:10</dc:date>
    <meta:editing-cycles>1</meta:editing-cycles>
    <meta:editing-duration>PT0S</meta:editing-duration>
    <meta:document-statistic meta:table-count="3" meta:image-count="0" meta:object-count="0" meta:page-count="2" meta:paragraph-count="48" meta:word-count="164" meta:character-count="1972" meta:non-whitespace-character-count="1851"/>
    <meta:user-defined meta:name="Info 1"/>
    <meta:user-defined meta:name="Info 2"/>
    <meta:user-defined meta:name="Info 3"/>
    <meta:user-defined meta:name="Info 4"/>
  </office:meta>
</office:document-meta>
</file>